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8" office:value-type="string" office:string-value="Retail Event. Details">
            <text:p>Retail Event. Details</text:p>
          </table:table-cell>
          <table:table-cell table:style-name="ce8" office:value-type="string" office:string-value=""/>
          <table:table-cell table:style-name="ce8" office:value-type="string" office:string-value="Retail Event">
            <text:p>Retail Ev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vent">
            <text:p>Ev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tail Event. UBL Version Identifier. Identifier">
            <text:p>Retail Event. UBL Vers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tail Event. Customization Identifier. Identifier">
            <text:p>Retail Event. Customiza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tail Event. Profile Identifier. Identifier">
            <text:p>Retail Event. Profile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tail Event. Profile Execution Identifier. Identifier">
            <text:p>Retail Event. Profile Execu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tail Event. Identifier">
            <text:p>Retail Event.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Retail Event Number">
            <text:p>Retail Even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tail Event. Copy_ Indicator. Indicator">
            <text:p>Retail Event. Copy_ Indicator. Indicator</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tail Event. UUID. Identifier">
            <text:p>Retail Event. UUID.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tail Event. Issue Date. Date">
            <text:p>Retail Event. Issue Date. Dat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Retail Event Date">
            <text:p>Retail Ev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tail Event. Issue Time. Time">
            <text:p>Retail Event. Issue Time. Ti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tail Event. Note. Text">
            <text:p>Retail Event. Note.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9" office:string-value="Retail Event. Retail Event Name. Name">
            <text:p>Retail Event. Retail Event Name. Na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Name">
            <text:p>Name</text:p>
          </table:table-cell>
          <table:table-cell office:value-type="string" table:style-name="ce11" table:formula="of:=IF([.F13]&lt;&gt;&quot;&quot;;CONCATENATE([.F13];&quot; &quot;;[.G13]);[.G13])" office:string-value="Retail Event Name">
            <text:p>Retail Event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itle, theme, slogan, or other identifier for the event for use by trading partners.">
            <text:p>A title, theme, slogan, or other identifier for the event for use by trading partn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9" office:string-value="Retail Event. Retail Event Status Code. Code">
            <text:p>Retail Event. Retail Event Status Code. Cod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Status">
            <text:p>Retail Event Status</text:p>
          </table:table-cell>
          <table:table-cell office:value-type="string" table:style-name="ce9" office:string-value="Code">
            <text:p>Code</text:p>
          </table:table-cell>
          <table:table-cell office:value-type="string" table:style-name="ce11" table:formula="of:=IF([.F14]&lt;&gt;&quot;&quot;;CONCATENATE([.F14];&quot; &quot;;[.G14]);[.G14])" office:string-value="Retail Event Status Code">
            <text:p>Retail Event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Describes the logical state of the discrete activity affecting supply or demand in the supply chain">
            <text:p>Describes the logical state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9" office:string-value="Retail Event. Seller Event Identifier. Identifier">
            <text:p>Retail Event. Sell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Seller Event">
            <text:p>Seller Event</text:p>
          </table:table-cell>
          <table:table-cell office:value-type="string" table:style-name="ce9" office:string-value="Identifier">
            <text:p>Identifier</text:p>
          </table:table-cell>
          <table:table-cell office:value-type="string" table:style-name="ce11" table:formula="of:=IF([.F15]&lt;&gt;&quot;&quot;;CONCATENATE([.F15];&quot; &quot;;[.G15]);[.G15])" office:string-value="Seller Event Identifier">
            <text:p>Sell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seller.">
            <text:p>An event tracking identifier assigned by 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9" office:string-value="Retail Event. Buyer Event Identifier. Identifier">
            <text:p>Retail Event. Buy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Buyer Event">
            <text:p>Buyer Event</text:p>
          </table:table-cell>
          <table:table-cell office:value-type="string" table:style-name="ce9" office:string-value="Identifier">
            <text:p>Identifier</text:p>
          </table:table-cell>
          <table:table-cell office:value-type="string" table:style-name="ce11" table:formula="of:=IF([.F16]&lt;&gt;&quot;&quot;;CONCATENATE([.F16];&quot; &quot;;[.G16]);[.G16])" office:string-value="Buyer Event Identifier">
            <text:p>Buy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buyer.">
            <text:p>An event tracking identifier assigned by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9" office:string-value="Retail Event. Description. Text">
            <text:p>Retail Event. Description.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7]&lt;&gt;&quot;&quot;;CONCATENATE([.F17];&quot; &quot;;[.G17]);[.G17])"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finition of the discrete activity affecting supply or demand in the supply chain">
            <text:p>Definition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10" office:value-type="string" office:string-value="Retail Event. Period">
            <text:p>Retail Event. Period</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during which the event takes place.">
            <text:p>The period during which the event takes plac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10" office:value-type="string" office:string-value="Retail Event. Original_ Document Reference. Document Reference">
            <text:p>Retail Event. Original_ Document Reference. Document Referenc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Forecast document associated with this event.">
            <text:p>A reference to a Forecast docum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Retail Event. Signature">
            <text:p>Retail Event. Signatur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10" office:value-type="string" office:string-value="Retail Event. Sender_ Party. Party">
            <text:p>Retail Event. Send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10" office:value-type="string" office:string-value="Retail Event. Receiver_ Party. Party">
            <text:p>Retail Event. Receiv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10" office:value-type="string" office:string-value="Retail Event. Buyer_ Customer Party. Customer Party">
            <text:p>Retail Event. Buyer_ Customer Party. Custom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Retail Event. Seller_ Supplier Party. Supplier Party">
            <text:p>Retail Event. Seller_ Supplier Party. Suppli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10" office:value-type="string" office:string-value="Retail Event. Event Comment">
            <text:p>Retail Event. Event Comm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Event Comment">
            <text:p>Event Comment</text:p>
          </table:table-cell>
          <table:table-cell table:style-name="ce10" office:value-type="string" office:string-value="Event Comment">
            <text:p>Event Com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ent Comment">
            <text:p>Event Com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mment regarding the event.">
            <text:p>A comment regarding the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10" office:value-type="string" office:string-value="Retail Event. Promotional Event">
            <text:p>Retail Event. Promotional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motional Event">
            <text:p>Promotional Event</text:p>
          </table:table-cell>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cription of a promotional event associated with this event.">
            <text:p>The description of a promotional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10" office:value-type="string" office:string-value="Retail Event. Miscellaneous Event">
            <text:p>Retail Event. Miscellaneous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Miscellaneous Event">
            <text:p>Miscellaneous Event</text:p>
          </table:table-cell>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miscellaneous event associated with this event.">
            <text:p>A miscellaneous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